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Path_extract_1.test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SONPath_extract_1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SONPath_extract_1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JSONPath_extract_1.test_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